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2f25" officeooo:paragraph-rsid="00092f25"/>
    </style:style>
    <style:style style:name="P2" style:family="paragraph" style:parent-style-name="Standard">
      <style:text-properties fo:font-size="14pt" fo:font-weight="bold" style:font-size-asian="10.5pt"/>
    </style:style>
    <style:style style:name="P3" style:family="paragraph" style:parent-style-name="Standard">
      <style:text-properties fo:font-size="14pt" fo:font-weight="bold" officeooo:rsid="00092f25" officeooo:paragraph-rsid="00092f25" style:font-size-asian="10.5pt"/>
    </style:style>
    <style:style style:name="P4" style:family="paragraph" style:parent-style-name="Standard">
      <style:text-properties fo:font-size="14pt" fo:font-weight="bold" officeooo:rsid="000b731c" officeooo:paragraph-rsid="000b731c" style:font-size-asian="10.5pt"/>
    </style:style>
    <style:style style:name="P5" style:family="paragraph" style:parent-style-name="Standard">
      <style:text-properties officeooo:paragraph-rsid="00092f25"/>
    </style:style>
    <style:style style:name="P6" style:family="paragraph" style:parent-style-name="Standard">
      <style:text-properties fo:font-weight="bold" style:font-size-asian="10.5pt"/>
    </style:style>
    <style:style style:name="P7" style:family="paragraph" style:parent-style-name="Standard">
      <style:text-properties officeooo:paragraph-rsid="000b731c"/>
    </style:style>
    <style:style style:name="P8" style:family="paragraph" style:parent-style-name="Standard">
      <style:text-properties fo:font-size="12pt" fo:font-weight="bold" officeooo:rsid="000b731c" officeooo:paragraph-rsid="000b731c" style:font-size-asian="10.5pt"/>
    </style:style>
    <style:style style:name="P9" style:family="paragraph" style:parent-style-name="Standard">
      <style:text-properties officeooo:paragraph-rsid="000c75b5"/>
    </style:style>
    <style:style style:name="P10" style:family="paragraph" style:parent-style-name="Standard">
      <style:text-properties officeooo:paragraph-rsid="00105a71"/>
    </style:style>
    <style:style style:name="P11" style:family="paragraph" style:parent-style-name="Standard">
      <style:text-properties officeooo:paragraph-rsid="001500d7"/>
    </style:style>
    <style:style style:name="P12" style:family="paragraph" style:parent-style-name="Standard">
      <style:text-properties officeooo:paragraph-rsid="0016d794"/>
    </style:style>
    <style:style style:name="T1" style:family="text">
      <style:text-properties officeooo:rsid="00092f25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92f25"/>
    </style:style>
    <style:style style:name="T4" style:family="text">
      <style:text-properties style:text-position="super 58%" officeooo:rsid="000b731c"/>
    </style:style>
    <style:style style:name="T5" style:family="text">
      <style:text-properties style:text-position="super 58%" style:font-name="Liberation Serif1" fo:font-size="12pt" officeooo:rsid="000c75b5" style:font-size-asian="10.5pt"/>
    </style:style>
    <style:style style:name="T6" style:family="text">
      <style:text-properties style:text-position="super 58%" style:font-name="Liberation Serif1" fo:font-size="12pt" officeooo:rsid="000e71d7" style:font-size-asian="10.5pt"/>
    </style:style>
    <style:style style:name="T7" style:family="text">
      <style:text-properties style:text-position="super 58%" style:font-name="Liberation Serif1" fo:font-size="12pt" officeooo:rsid="00105a71" style:font-size-asian="10.5pt"/>
    </style:style>
    <style:style style:name="T8" style:family="text">
      <style:text-properties style:text-position="super 58%" style:font-name="Liberation Serif1" fo:font-size="12pt" officeooo:rsid="0010a577" style:font-size-asian="10.5pt"/>
    </style:style>
    <style:style style:name="T9" style:family="text">
      <style:text-properties style:text-position="super 58%" style:font-name="Liberation Serif1" fo:font-size="12pt" officeooo:rsid="001263e6" style:font-size-asian="10.5pt"/>
    </style:style>
    <style:style style:name="T10" style:family="text">
      <style:text-properties style:text-position="super 58%" officeooo:rsid="0013486b"/>
    </style:style>
    <style:style style:name="T11" style:family="text">
      <style:text-properties officeooo:rsid="000b731c"/>
    </style:style>
    <style:style style:name="T12" style:family="text">
      <style:text-properties fo:font-weight="bold" style:font-size-asian="10.5pt"/>
    </style:style>
    <style:style style:name="T13" style:family="text">
      <style:text-properties officeooo:rsid="000c75b5"/>
    </style:style>
    <style:style style:name="T14" style:family="text">
      <style:text-properties style:font-name="Liberation Serif1" fo:font-size="12pt" style:font-size-asian="10.5pt"/>
    </style:style>
    <style:style style:name="T15" style:family="text">
      <style:text-properties style:font-name="Liberation Serif1" fo:font-size="12pt" officeooo:rsid="000c75b5" style:font-size-asian="10.5pt"/>
    </style:style>
    <style:style style:name="T16" style:family="text">
      <style:text-properties style:font-name="Liberation Serif1" fo:font-size="12pt" officeooo:rsid="000e71d7" style:font-size-asian="10.5pt"/>
    </style:style>
    <style:style style:name="T17" style:family="text">
      <style:text-properties style:font-name="Liberation Serif1" fo:font-size="12pt" officeooo:rsid="00105a71" style:font-size-asian="10.5pt"/>
    </style:style>
    <style:style style:name="T18" style:family="text">
      <style:text-properties style:font-name="Liberation Serif1" fo:font-size="12pt" officeooo:rsid="0010a577" style:font-size-asian="10.5pt"/>
    </style:style>
    <style:style style:name="T19" style:family="text">
      <style:text-properties style:font-name="Liberation Serif1" fo:font-size="12pt" officeooo:rsid="001263e6" style:font-size-asian="10.5pt"/>
    </style:style>
    <style:style style:name="T20" style:family="text">
      <style:text-properties style:font-name="Liberation Serif1" fo:font-size="12pt" officeooo:rsid="0013486b" style:font-size-asian="10.5pt"/>
    </style:style>
    <style:style style:name="T21" style:family="text">
      <style:text-properties style:font-name="Liberation Serif1" fo:font-size="12pt" officeooo:rsid="001500d7" style:font-size-asian="10.5pt"/>
    </style:style>
    <style:style style:name="T22" style:family="text">
      <style:text-properties style:font-name="Liberation Serif1" fo:font-size="12pt" officeooo:rsid="0016d794" style:font-size-asian="10.5pt"/>
    </style:style>
    <style:style style:name="T23" style:family="text">
      <style:text-properties style:font-name="Liberation Serif1" fo:font-size="12pt" officeooo:rsid="0017b144" style:font-size-asian="10.5pt"/>
    </style:style>
    <style:style style:name="T24" style:family="text">
      <style:text-properties officeooo:rsid="0013486b"/>
    </style:style>
    <style:style style:name="T25" style:family="text">
      <style:text-properties officeooo:rsid="0016d7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solidated/Ford B-24H Liberator “Valiant Lady”</text:p>
      <text:p text:style-name="Standard"/>
      <text:p text:style-name="Standard">- Type: Consolidated/Ford B-24H-15-FO Liberator</text:p>
      <text:p text:style-name="Standard">- Serial Number: 42-52699</text:p>
      <text:p text:style-name="Standard">- Nickname: Valiant Lady</text:p>
      <text:p text:style-name="Standard">- Unit: 831st Bomb Squadron, 485th Bomb Group, 15th Air Force (USAAF)</text:p>
      <text:p text:style-name="Standard">- Base: Venosa, Italy</text:p>
      <text:p text:style-name="Standard">- <text:span text:style-name="T1">In theatre: original deployment, 30 April 1944</text:span></text:p>
      <text:p text:style-name="Standard">- Lost on 20 January 1945 after a mission to Linz, Austria; ditched near Vis, Croatia</text:p>
      <text:p text:style-name="Standard">- <text:span text:style-name="T1">Accident fatalities: 6 (pilot: Lt. John T. Dobler, stayed behind to pilot the aircraft while crew bailed out), no MACR</text:span></text:p>
      <text:p text:style-name="Standard"/>
      <text:p text:style-name="Standard"><text:span text:style-name="T1">References:<text:line-break/>- </text:span><text:a xlink:type="simple" xlink:href="https://www.americanairmuseum.com/archive/aircraft/42-52699" text:style-name="Internet_20_link" text:visited-style-name="Visited_20_Internet_20_Link"><text:span text:style-name="T1">https://www.americanairmuseum.com/archive/aircraft/42-52699</text:span></text:a></text:p>
      <text:p text:style-name="Standard">- <text:a xlink:type="simple" xlink:href="https://ca.forceswarrecords.com/memorial/529868676/john-t-dobler" text:style-name="Internet_20_link" text:visited-style-name="Visited_20_Internet_20_Link">https://ca.forceswarrecords.com/memorial/529868676/john-t-dobler</text:a></text:p>
      <text:p text:style-name="Standard"/>
      <text:p text:style-name="Standard"/>
      <text:p text:style-name="P2">485<text:span text:style-name="T3">th</text:span><text:span text:style-name="T1"> </text:span>BG Missions to Romania <text:span text:style-name="T1">in</text:span> 1944</text:p>
      <text:p text:style-name="P2"/>
      <text:p text:style-name="P8">28 June 1944</text:p>
      <text:p text:style-name="P4"/>
      <text:p text:style-name="P9"><text:span text:style-name="T13">Target: </text:span>R<text:span text:style-name="T11">omania, Bucharest – Titan-Malaxa oil refinery, Mogosoaia oil depots, and adjacent buildings, railroad junctions, Chitila railroad depot, large number of bombs dropped over the city centre, over civilian neighbourhoods.</text:span></text:p>
      <text:p text:style-name="P9"/>
      <text:p text:style-name="P11"><text:span text:style-name="T11">- 485</text:span><text:span text:style-name="T4">th</text:span><text:span text:style-name="T11"> BG escorted by 325</text:span><text:span text:style-name="T4">th</text:span><text:span text:style-name="T11"> FG (“Checkertail Clan”) with aerial battles S/SW of Bucharest, between USAAF and RRAF and Luftwaffe</text:span></text:p>
      <text:p text:style-name="P11"><text:span text:style-name="T11">- RRAF’s </text:span><text:span text:style-name="T14">1</text:span><text:span text:style-name="T5">st</text:span><text:span text:style-name="T14"> Fighter Group scrambled its 17 IAR-</text:span><text:span text:style-name="T15">80/81</text:span><text:span text:style-name="T14"> and intercepted a bomber formation and attacked it, while trying to avoid the </text:span><text:span text:style-name="T20">escorting </text:span><text:span text:style-name="T14">Mustangs. Three </text:span><text:span text:style-name="T16">B-24s and </text:span><text:span text:style-name="T14">B-17s were </text:span><text:span text:style-name="T20">claimed </text:span><text:span text:style-name="T14">shot down </text:span><text:span text:style-name="T20">by RRAF pilots</text:span><text:span text:style-name="T14">: </text:span><text:span text:style-name="T16">one B-24 shot down by Capt. Constantin Georgescu, another by adj. Virgil Anghelescu, with the B-17 being </text:span><text:span text:style-name="T18">claimed </text:span><text:span text:style-name="T16">shot down by Slt. Av. Petre Mihailescu. </text:span><text:span text:style-name="T14">Also, adj. av. Zisu Sava claimed a P-51, which remain</text:span><text:span text:style-name="T15">s</text:span><text:span text:style-name="T14"> probable </text:span><text:span text:style-name="T15">to this day</text:span><text:span text:style-name="T14">. This is the only case when a IAR-80 pilot claimed a Mustang </text:span><text:span text:style-name="T21">(though US records don’t show any loss on that day </text:span><text:a xlink:type="simple" xlink:href="http://raf-112-squadron.org/325thfghonor_roll.html" text:style-name="Internet_20_link" text:visited-style-name="Visited_20_Internet_20_Link"><text:span text:style-name="T21">http://raf-112-squadron.org/325thfghonor_roll.html</text:span></text:a><text:span text:style-name="T21">)</text:span></text:p>
      <text:p text:style-name="P11"><text:span text:style-name="T21">- </text:span><text:span text:style-name="T17">USAAF records confirm the loss of three B-24s, all belonging to the 485</text:span><text:span text:style-name="T7">th</text:span><text:span text:style-name="T17"> BG that </text:span><text:span text:style-name="T21">(at least one)</text:span><text:span text:style-name="T17"> fell in the vicinity of Vlasca County:</text:span></text:p>
      <text:p text:style-name="P11"><text:span text:style-name="T17">- </text:span><text:span text:style-name="T18">B-24G </text:span><text:span text:style-name="T17">42-78147 “</text:span><text:span text:style-name="T18">Nudist Kay”</text:span><text:span text:style-name="T17"> </text:span><text:span text:style-name="T19">of 830</text:span><text:span text:style-name="T9">th</text:span><text:span text:style-name="T19"> BS </text:span><text:span text:style-name="T18">of Lt. </text:span><text:span text:style-name="T22">Ivan Tyler</text:span><text:span text:style-name="T18">, 7 KIA </text:span><text:span text:style-name="T22">(crashed in Vlasca County, near Talpa Vlascoveni; two of the three survivors were picked up by av. Nicolae Ianculescu, and were sent to Bucharest, the third one </text:span><text:span text:style-name="T23">being</text:span><text:span text:style-name="T22"> </text:span><text:span text:style-name="T23">arrested</text:span><text:span text:style-name="T22"> by the Romanian Gendarmerie, and sent to the </text:span><text:span text:style-name="T23">Romanian Army </text:span><text:span text:style-name="T22">General Staff HQ);</text:span></text:p>
      <text:p text:style-name="P11"><text:span text:style-name="T18">- </text:span><text:span text:style-name="T19">B-24G code BX 42-78122 of 831</text:span><text:span text:style-name="T9">st</text:span><text:span text:style-name="T19"> BS </text:span><text:span text:style-name="T21">of Lt. Robert F. Sloan </text:span><text:span text:style-name="T19">with </text:span>2 men seen bailing out, 1 chute opened. w/Lt. E. A. LaMar <text:a xlink:type="simple" xlink:href="https://aviationarchaeology.com/listPages/airforce/asp/AF_MACR_1944Jun.asp" text:style-name="Internet_20_link" text:visited-style-name="Visited_20_Internet_20_Link">https://aviationarchaeology.com/listPages/airforce/asp/AF_MACR_1944Jun.asp</text:a>; <text:span text:style-name="T25">Romanian records indicate no survivors, with eight airmen buried in the Epuresti cemetery;</text:span></text:p>
      <text:p text:style-name="P12"><text:span text:style-name="T24">- B-24H code RJ 42-52701 “Miss Yankee Rebel” of 828</text:span><text:span text:style-name="T10">th</text:span><text:span text:style-name="T24"> BS of Lt. Crouchley – eventually crash landed near Plovdiv, Bulgaria, 1 KIA (Lt. Crouchley), and 9 POW</text:span></text:p>
      <text:p text:style-name="P12"><text:a xlink:type="simple" xlink:href="https://www.americanairmuseum.com/archive/aircraft/42-52701?page=1" text:style-name="Internet_20_link" text:visited-style-name="Visited_20_Internet_20_Link"><text:span text:style-name="T24">https://www.americanairmuseum.com/archive/aircraft/42-52701?page=1</text:span></text:a></text:p>
      <text:p text:style-name="P10"><text:span text:style-name="T19"/></text:p>
      <text:p text:style-name="P10"><text:span text:style-name="T14"/></text:p>
      <text:p text:style-name="P10"><text:span text:style-name="T14">The </text:span><text:span text:style-name="T18">Romanian 1</text:span><text:span text:style-name="T8">st</text:span><text:span text:style-name="T18"> Fighter G</text:span><text:span text:style-name="T14">roup lost </text:span><text:span text:style-name="T18">C</text:span><text:span text:style-name="T14">pt. </text:span><text:span text:style-name="T18">A</text:span><text:span text:style-name="T14">v. </text:span><text:span text:style-name="T16">Parsifal </text:span><text:span text:style-name="T14">Stefanescu </text:span><text:span text:style-name="T16">(IAR-81C serial 228)</text:span><text:span text:style-name="T14"> and adj. </text:span><text:span text:style-name="T18">A</text:span><text:span text:style-name="T14">v. </text:span><text:span text:style-name="T16">Gheorge </text:span><text:span text:style-name="T14">Prasinopol </text:span><text:span text:style-name="T16">(IAR-81C serial 359), both being shot down in a dogfight with 325</text:span><text:span text:style-name="T6">th</text:span><text:span text:style-name="T16"> FG’s Lts Barrie Davis and Wayne Lowry (who shot down Lt. Ion Dobran on May 6), both USAAf airmen </text:span><text:soft-page-break/><text:span text:style-name="T16">claiming the victories as Focke Wulf 190s, a common misidentification for the Romanian IAR-80/81.</text:span></text:p>
      <text:p text:style-name="P7"/>
      <text:p text:style-name="P8">Missions to Romania</text:p>
      <text:p text:style-name="P7"/>
      <text:p text:style-name="P7"><text:span text:style-name="T11">R</text:span>eference: <text:a xlink:type="simple" xlink:href="https://www.485thbg.org/Missions/Missions.html" text:style-name="Internet_20_link" text:visited-style-name="Visited_20_Internet_20_Link">https://www.485thbg.org/Missions/Missions.html</text:a></text:p>
      <text:p text:style-name="P5"/>
      <text:p text:style-name="P1">The 485<text:span text:style-name="T2">th</text:span> Bomb Group executed 11 missions to Romania while deployed to Venosa, Italy:</text:p>
      <text:p text:style-name="Standard"/>
      <text:p text:style-name="Standard">- no 16 31 May Ploesti, Redeventa Refinery</text:p>
      <text:p text:style-name="Standard">- no 17 <text:s text:c="2"/>2 Jun <text:s/>Cluj, Marshalling Yards</text:p>
      <text:p text:style-name="Standard">- no 20 <text:s text:c="2"/>6 Jun <text:s/>Ploesti, Dacia Oil Refinery</text:p>
      <text:p text:style-name="Standard">- no 29 23 Jun <text:s/>Guirgiu, <text:span text:style-name="T11">Giu</text:span>rgiu Oil Installations</text:p>
      <text:p text:style-name="Standard">- <text:span text:style-name="T12">no 32 28 Jun <text:s/>Bucharest, Titan-Malaxa Oil Refinery</text:span></text:p>
      <text:p text:style-name="Standard">- no 35 <text:s text:c="2"/>3 Jul <text:s text:c="2"/>Timisoara, Marshalling Yards</text:p>
      <text:p text:style-name="Standard">- no 43 15 Jul <text:s text:c="2"/>Ploesti, Sperantza Oil Refinery</text:p>
      <text:p text:style-name="Standard">- no 47 22 Jul <text:s text:c="2"/>Ploesti, Americano Oil Refinery</text:p>
      <text:p text:style-name="Standard">- no 51 28 Jul <text:s text:c="2"/>Ploesti, Standard Oil Refinery</text:p>
      <text:p text:style-name="Standard">- no 58 10 Aug Ploesti, Atro Oil Refinery</text:p>
      <text:p text:style-name="Standard">- no 64 18 Aug Ploesti, Americano Oil Refinery</text:p>
      <text:p text:style-name="Standard"/>
      <text:p text:style-name="P6">Missions stats</text:p>
      <text:p text:style-name="Standard"/>
      <text:p text:style-name="Standard">- Total group missions for 1944: 125</text:p>
      <text:p text:style-name="Standard">- Total group missions before 23 August 1944: 67</text:p>
      <text:p text:style-name="Standard">- Total group missions to Romania in 1944: 11</text:p>
      <text:p text:style-name="Standard">- Total group missions before 20 Jan 1945: 128</text:p>
      <text:p text:style-name="Standard">- (assumed/<text:span text:style-name="T11">minimum</text:span>) total missions for 42-52699: 55 + 1 = 56</text:p>
      <text:p text:style-name="Standard">- <text:span text:style-name="T11">relative ratio of missions to Romania (before 23 August 1944): 16.4%</text:span></text:p>
      <text:p text:style-name="Standard">- <text:span text:style-name="T11">(assumed/minimum) mission readiness for 42-52699: 44.8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13T15:23:35.001686201</meta:creation-date>
    <dc:date>2025-12-13T17:26:48.915421100</dc:date>
    <meta:editing-duration>PT18M1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635" meta:character-count="4023" meta:non-whitespace-character-count="3412"/>
  </office:meta>
</office:document-meta>
</file>